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¿Que es un MMF?<text:line-break/>Todas las metodologías ágiles coinciden en que un producto debe construirse de forma<text:line-break/>evolutiva en pequeñas entregas. De todas formas no es suficiente, como vimos anteriormente,<text:line-break/>dividir el producto en tres o cuatro entregas sucesivas, sino que debemos hacerlo de forma<text:line-break/>criteriosa para que cada entrega pueda aportar valor suficiente a los usuarios finales. Esos<text:line-break/>grupos de características se denominan MMF: Minimum Marketable Features, y pueden<text:line-break/>definirse como “el conjunto más pequeño posible de funcionalidad que, por si misma, tiene valor<text:line-break/>en el mercado”1.<text:line-break/><text:line-break/>¿Como se identifica?<text:line-break/>Como hemos indicado anteriormente5, la construcción del sistema se realizará en forma<text:line-break/>orgánica o evolutiva, naciendo desde el MMP (producto mínimo necesario) y produciendo<text:line-break/>incrementos funcionales potencialmente entregables en cada iteración.<text:line-break/>MMF (o Release 1) – Objetivo: Comercializar Eventos<text:line-break/>Release 2 – Objetivo: Toma de evaluaciones on-line<text:line-break/>Release 3 – Objetivo: Pre-Inscripción Individual y Corrección de Exámenes a Desarrollar<text:line-break/>Release 4 – Objetivo: Pre-Inscripción Corporativa y Seguimiento de Pagos<text:line-break/>Release 5 – Objetivo: Logística de Eventos<text:line-break/>Release 6 – Objetivo: Eventos Tentativos<text:line-break/>Release 7 – Objetivo: Integración con sistemas externos<text:line-break/><text:line-break/>¿Como se relaciona con las user stories?</text:p>
      <text:p text:style-name="Standard">INVEST - Características de una Historia de Usuario</text:p>
      <text:p text:style-name="Standard">Se recomienda que toda Historia de Usuario cumpla con 6 características que podemos</text:p>
      <text:p text:style-name="Standard">recordar bajo la regla mnemotécnica “INVEST”</text:p>
      <text:p text:style-name="Standard">Independientes (I)</text:p>
      <text:p text:style-name="Standard">Negociable (N)</text:p>
      <text:p text:style-name="Standard">Valorable (V)</text:p>
      <text:p text:style-name="Standard">Estimable (E)</text:p>
      <text:p text:style-name="Standard">Pequeña (Small)</text:p>
      <text:p text:style-name="Standard">Verificable (Testable)</text:p>
      <text:p text:style-name="Standard">Criterio de Listo</text:p>
      <text:p text:style-name="Standard">También conocido como “READY Criteria”, es el conjunto de características que una Historia</text:p>
      <text:p text:style-name="Standard">de Usuario debe cumplir para que el Equipo de Desarrollo pueda comprometerse a su entrega,</text:p>
      <text:p text:style-name="Standard">es decir, incluirla en un Sprint Backlog. Un típico criterio de “Listo” podría ser:</text:p>
      <text:p text:style-name="Standard">• La Historia de Usuario debe ser INVEST</text:p>
      <text:p text:style-name="Standard">• Todos sus pre-requisitos están resueltos (ej: dependencias con otros Equipos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6T21:37:59</meta:creation-date>
    <dc:date>2012-09-16T21:41:05</dc:date>
    <meta:editing-duration>P0D</meta:editing-duration>
    <meta:editing-cycles>1</meta:editing-cycles>
    <meta:document-statistic meta:table-count="0" meta:image-count="0" meta:object-count="0" meta:page-count="1" meta:paragraph-count="16" meta:word-count="291" meta:character-count="1968" meta:non-whitespace-character-count="1676"/>
    <meta:generator>LibreOffice/3.5$Linux_x86 LibreOffice_project/350m1$Build-2</meta:generator>
  </office:meta>
</office:document-meta>
</file>